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argi" fo:font-size="15pt" fo:font-weight="bold" officeooo:rsid="0025fe35" officeooo:paragraph-rsid="0025fe3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gargi" fo:font-size="15pt" fo:font-weight="bold" officeooo:rsid="0025fe35" officeooo:paragraph-rsid="0025fe3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gargi" fo:font-size="15pt" fo:font-weight="bold" officeooo:rsid="001f48dc" officeooo:paragraph-rsid="001f48d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argi" fo:font-size="15pt" fo:font-weight="bold" officeooo:rsid="002a40af" officeooo:paragraph-rsid="002a40a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gargi" fo:font-size="12pt" fo:font-weight="normal" officeooo:rsid="002266dd" officeooo:paragraph-rsid="001f48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gargi" fo:font-size="12pt" fo:font-weight="normal" officeooo:rsid="0025fe35" officeooo:paragraph-rsid="0025fe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gi" fo:font-size="12pt" fo:font-weight="normal" officeooo:rsid="002597bf" officeooo:paragraph-rsid="002597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gi" fo:font-size="12pt" fo:font-weight="normal" officeooo:rsid="0028c0c2" officeooo:paragraph-rsid="0025fe35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gargi" fo:font-size="15pt" fo:font-weight="bold" officeooo:rsid="0025fe35" officeooo:paragraph-rsid="0025fe35" style:font-size-asian="15pt" style:font-weight-asian="bold" style:font-size-complex="15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7ba9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8c0c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bac4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01d8" style:font-size-asian="10.5pt" style:font-weight-asian="normal" style:font-size-complex="12pt" style:font-weight-complex="normal"/>
    </style:style>
    <style:style style:name="T6" style:family="text">
      <style:text-properties officeooo:rsid="0025fe35"/>
    </style:style>
    <style:style style:name="T7" style:family="text">
      <style:text-properties officeooo:rsid="00290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 problema e pedido de projeto</text:p>
      <text:p text:style-name="P1"/>
      <text:p text:style-name="P2"><text:tab/><text:span text:style-name="T1">Cara equipe, nós, da </text:span><text:span text:style-name="T5">Future Escola de Informática </text:span><text:span text:style-name="T1">, estamos enviando a vocês a descrição do problema para o qual necessitamos que vocês desenvolvam uma solução que nos atenda.</text:span></text:p>
      <text:p text:style-name="P2"><text:span text:style-name="T1"><text:tab/>O problema é o seguinte: Temos muitos reclamações de alunos que tentam usar algumas de nossas máquinas durante as aulas de informática e acabam se deparando com algum tipo de erro ou defeito. Por exemplo, um aluno que precisava abrir o DEV-C++ para usar durante a aula descobriu (na hora que precisava usar) que a máquina em questão não tinha o mesmo instalado (ou estava corrompido). Outros casos também são os de máquinas que estão sem sistema operacional, problemas na fonte, memória, monitores, etc. </text:span><text:span text:style-name="T2">Esses problemas demoram muito para ser reparados porque não há nenhuma ferramenta pela qual nós possamos ser informados a respeito (a não ser por comunicação oral, que não tem se mostrado muito eficiente tendo em vista a quantidade de computadores que temos).</text:span></text:p>
      <text:p text:style-name="P2"><text:span text:style-name="T1"><text:tab/>O nosso pedido é para que seja desenvolvido um sistema que permita que alunos (ou qualquer outra pessoa com acesso aos laboratórios) </text:span><text:span text:style-name="T2">reportem erros/defeitos/</text:span><text:span text:style-name="T3">falta de softwares necessários</text:span><text:span text:style-name="T2"> nas</text:span><text:span text:style-name="T1"> </text:span><text:span text:style-name="T2">máquinas, afim de acelerar e agilizar todo o processo de reparo dos computadores.</text:span></text:p>
      <text:p text:style-name="P2"><text:span text:style-name="T2"><text:tab/>Assim que detectado o problema, o usuário utiliza</text:span><text:span text:style-name="T3">ria</text:span><text:span text:style-name="T2"> esse sistema para selecionar a(s) máquina(s) defeituosa(s) e descrever os problemas observados. Depois de informados, cabe ao responsáveis pelos computadores (monitores, administradores de laboratórios ou coordenadores gerais) providenciarem os reparos o mais rápido possível </text:span><text:span text:style-name="T3">e alterarem, no sistema, o status do computador em questão para 'consertado'.</text:span></text:p>
      <text:p text:style-name="P4"><text:span text:style-name="T3"><text:tab/></text:span><text:span text:style-name="T1">Esses são os requisitos básicos que precisamos. Obrigado.</text:span></text:p>
      <text:p text:style-name="P8"/>
      <text:p text:style-name="P8"/>
      <text:p text:style-name="P8"/>
      <text:p text:style-name="P3"><text:tab/></text:p>
      <text:p text:style-name="P5"/>
      <text:p text:style-name="P6">Equipe:</text:p>
      <text:p text:style-name="P7">Wagner Vieira dos Anjos Filho – <text:s/><text:span text:style-name="T7">DRE:115033035<text:tab/></text:span></text:p>
      <text:p text:style-name="P7">Mateus de Almeida Villas Boas – <text:s/><text:span text:style-name="T7">DRE: 115054675</text:span></text:p>
      <text:p text:style-name="P6">Diego Souza de Freitas – <text:s text:c="8"/><text:span text:style-name="T7">DRE: 115068315</text:span></text:p>
      <text:p text:style-name="P7">Leonardo <text:span text:style-name="T6">Dagnino Schripsema – <text:s text:c="3"/>DRE: 1150370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gner </meta:initial-creator>
    <meta:creation-date>2016-09-19T15:51:23.185528613</meta:creation-date>
    <meta:generator>LibreOffice/4.4.3.2$Linux_X86_64 LibreOffice_project/40m0$Build-2</meta:generator>
    <dc:date>2016-09-26T18:46:28.970792146</dc:date>
    <dc:creator>Wagner </dc:creator>
    <meta:editing-duration>PT1H38M13S</meta:editing-duration>
    <meta:editing-cycles>11</meta:editing-cycles>
    <meta:printed-by>Wagner </meta:printed-by>
    <meta:print-date>2016-09-26T18:45:46.541849360</meta:print-date>
    <meta:document-statistic meta:table-count="0" meta:image-count="0" meta:object-count="0" meta:page-count="1" meta:paragraph-count="12" meta:word-count="290" meta:character-count="1916" meta:non-whitespace-character-count="1613"/>
  </office:meta>
</office:document-meta>
</file>